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2cm" table:align="margins"/>
    </style:style>
    <style:style style:name="Таблица1.A" style:family="table-column">
      <style:table-column-properties style:column-width="5.399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paragraph-properties fo:margin-top="0.801cm" fo:margin-bottom="0.25cm" loext:contextual-spacing="false">
        <style:tab-stops>
          <style:tab-stop style:position="8.969cm"/>
          <style:tab-stop style:position="17.013cm" style:type="right"/>
        </style:tab-stops>
      </style:paragraph-properties>
    </style:style>
    <style:style style:name="P3" style:family="paragraph" style:parent-style-name="Table_20_Heading">
      <style:text-properties officeooo:rsid="0011832c" officeooo:paragraph-rsid="0011832c"/>
    </style:style>
    <style:style style:name="P4" style:family="paragraph" style:parent-style-name="Table_20_Contents">
      <style:text-properties officeooo:rsid="0011832c" officeooo:paragraph-rsid="0011832c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Standard">
      <style:paragraph-properties>
        <style:tab-stops>
          <style:tab-stop style:position="9.022cm" style:type="right"/>
        </style:tab-stops>
      </style:paragraph-properties>
      <style:text-properties officeooo:rsid="00158cbd" officeooo:paragraph-rsid="00158cbd"/>
    </style:style>
    <style:style style:name="P8" style:family="paragraph" style:parent-style-name="Standard">
      <style:paragraph-properties>
        <style:tab-stops>
          <style:tab-stop style:position="9.022cm" style:type="right"/>
        </style:tab-stops>
      </style:paragraph-properties>
      <style:text-properties officeooo:rsid="00158cbd" officeooo:paragraph-rsid="00158cbd"/>
    </style:style>
    <style:style style:name="P9" style:family="paragraph" style:parent-style-name="Table_20_Contents">
      <style:paragraph-properties fo:text-align="end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language="ru" fo:country="RU" officeooo:rsid="0013dca9"/>
    </style:style>
    <style:style style:name="Sect1" style:family="section">
      <style:section-properties fo:background-color="#ccffcc" fo:margin-left="0cm" fo:margin-right="0.801cm" style:editable="false">
        <style:columns fo:column-count="1" fo:column-gap="0cm"/>
        <style:background-image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Банк"/>
        <text:user-field-decl office:value-type="string" office:string-value="" text:name="Клиент"/>
        <text:user-field-decl office:value-type="string" office:string-value="" text:name="Исполнитель"/>
        <text:user-field-decl office:value-type="string" office:string-value="" text:name="КПП"/>
        <text:user-field-decl office:value-type="string" office:string-value="" text:name="ИНН"/>
        <text:user-field-decl office:value-type="string" office:string-value="" text:name="Сумма_по_счёту"/>
        <text:user-field-decl office:value-type="string" office:string-value="" text:name="Всего_клиентов"/>
        <text:user-field-decl office:value-type="string" office:string-value="" text:name="Всего_счетов"/>
      </text:user-field-decls>
      <text:p text:style-name="Title">Счета клиентов </text:p>
      <text:section text:style-name="Sect1" text:name="Раздел1">
        <text:h text:style-name="Heading_20_1" text:outline-level="1"><text:user-field-get text:name="Клиент"/><text:line-break/><text:span text:style-name="T2">ИНН </text:span><text:span text:style-name="T2"><text:user-field-get text:name="ИНН"/></text:span><text:span text:style-name="T2">/КПП </text:span><text:span text:style-name="T2"><text:user-field-get text:name="КПП"/></text:span></text:h>
        <table:table table:name="Таблица1" table:style-name="Таблица1">
          <table:table-column table:style-name="Таблица1.A" table:number-columns-repeated="3"/>
          <table:table-header-rows>
            <table:table-row>
              <table:table-cell table:style-name="Таблица1.A1" office:value-type="string">
                <text:p text:style-name="P3">Номер счёта</text:p>
              </table:table-cell>
              <table:table-cell table:style-name="Таблица1.A1" office:value-type="string">
                <text:p text:style-name="P3">Дата последнего движения</text:p>
              </table:table-cell>
              <table:table-cell table:style-name="Таблица1.C1" office:value-type="string">
                <text:p text:style-name="P3">остаток</text:p>
              </table:table-cell>
            </table:table-row>
          </table:table-header-rows>
          <table:table-row>
            <table:table-cell table:style-name="Таблица1.A2" office:value-type="string">
              <text:p text:style-name="Table_20_Contents"/>
            </table:table-cell>
            <table:table-cell table:style-name="Таблица1.A2" office:value-type="string">
              <text:p text:style-name="P6"/>
            </table:table-cell>
            <table:table-cell table:style-name="Таблица1.C2" office:value-type="string">
              <text:p text:style-name="P5"/>
            </table:table-cell>
          </table:table-row>
          <table:table-row>
            <table:table-cell table:style-name="Таблица1.A2" office:value-type="string">
              <text:p text:style-name="P4">Итого</text:p>
            </table:table-cell>
            <table:table-cell table:style-name="Таблица1.A2" office:value-type="string">
              <text:p text:style-name="Table_20_Contents"/>
            </table:table-cell>
            <table:table-cell table:style-name="Таблица1.C2" office:value-type="string">
              <text:p text:style-name="P5"><text:user-field-get text:name="Сумма_по_счёту"/></text:p>
            </table:table-cell>
          </table:table-row>
        </table:table>
        <text:p text:style-name="P2"><text:user-field-get text:name="Исполнитель"/><text:tab/><text:span text:style-name="T1"><text:tab/></text:span></text:p>
      </text:section>
      <text:p text:style-name="P7">Всего клиентов<text:tab/><text:user-field-get text:name="Всего_клиентов"/></text:p>
      <text:p text:style-name="P7">Всего счетов<text:tab/><text:user-field-get text:name="Всего_счетов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align="center" style:justify-single-word="false" fo:text-indent="0cm" style:auto-text-indent="false" style:snap-to-layout-grid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" text:name="Банк"/>
        </text:user-field-decls>
        <text:p text:style-name="MP1"><text:user-field-get text:name="Банк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2T17:22:56.573000000</meta:creation-date>
    <dc:date>2015-11-22T19:59:20.296000000</dc:date>
    <meta:editing-duration>PT17M11S</meta:editing-duration>
    <meta:editing-cycles>5</meta:editing-cycles>
    <meta:generator>LibreOffice/5.0.2.2$Windows_X86_64 LibreOffice_project/37b43f919e4de5eeaca9b9755ed688758a8251fe</meta:generator>
    <meta:document-statistic meta:table-count="1" meta:image-count="0" meta:object-count="0" meta:page-count="1" meta:paragraph-count="11" meta:word-count="15" meta:character-count="102" meta:non-whitespace-character-count="88"/>
  </office:meta>
</office:document-meta>
</file>